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18aa09" style:font-style-asian="italic" style:font-weight-asian="bold" style:font-style-complex="italic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style="normal" fo:font-weight="normal" officeooo:rsid="0018aa09" officeooo:paragraph-rsid="0018aa09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tyle="normal" fo:font-weight="normal" officeooo:rsid="0019bbf1" officeooo:paragraph-rsid="001a56f2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19bbf1" officeooo:paragraph-rsid="001a56f2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fo:font-weight="normal" officeooo:rsid="001de3f2" officeooo:paragraph-rsid="001de3f2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19bbf1" officeooo:paragraph-rsid="001a56f2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rsid="0018aa09" officeooo:paragraph-rsid="0018aa09" style:font-style-asian="normal" style:font-weight-asian="bold" style:font-style-complex="normal" style:font-weight-complex="bold"/>
    </style:style>
    <style:style style:name="P8" style:family="paragraph" style:parent-style-name="Standard" style:list-style-name="L4">
      <style:paragraph-properties fo:text-align="justify" style:justify-single-word="false"/>
      <style:text-properties officeooo:paragraph-rsid="001a56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56f2"/>
    </style:style>
    <style:style style:name="T3" style:family="text">
      <style:text-properties fo:font-style="italic" fo:font-weight="bold" officeooo:rsid="001a56f2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f791c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officeooo:rsid="001a56f2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officeooo:rsid="001a56f2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ae2a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f791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2b90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officeooo:rsid="001a56f2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ae2a4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  <text:p text:style-name="P7"/>
      <text:p text:style-name="P7">Segue abaixo algumas orientações referentes ao projeto do analisador léxico:</text:p>
      <text:list xml:id="list2094899989" text:style-name="L1">
        <text:list-item>
          <text:p text:style-name="P2">1 – O software foi implementado para ser executado utilizando a linguagem de programação Python 3. Caso utilize outra versão, algum erro inesperado pode acontecer devido à suas diferenças de sintaxe e funções disponíveis.</text:p>
        </text:list-item>
        <text:list-item>
          <text:p text:style-name="P3">2 – O software deve ser executado dentro da pasta “<text:span text:style-name="T1">analisador_lexico</text:span>”. Não deve ser feita nenhuma alteração quanto a mover algum arquivo do software para outra pasta ou local.</text:p>
        </text:list-item>
        <text:list-item>
          <text:p text:style-name="P5">3 – As saídas do sotfware são armazenadas na pasta <text:span text:style-name="T1">output.</text:span></text:p>
        </text:list-item>
      </text:list>
      <text:p text:style-name="P4"/>
      <text:p text:style-name="P6"><text:span text:style-name="T2">Forma de execução:</text:span></text:p>
      <text:list xml:id="list3891419790" text:style-name="L4">
        <text:list-item>
          <text:p text:style-name="P8"><text:span text:style-name="T6">1- Entre na pasta .../siga_pelo_seu_diretorio_</text:span><text:span text:style-name="T8">ate</text:span><text:span text:style-name="T6">/</text:span><text:span text:style-name="T10">analisador_lexico</text:span></text:p>
        </text:list-item>
        <text:list-item>
          <text:p text:style-name="P8"><text:span text:style-name="T6">2- Execute o comando </text:span><text:span text:style-name="T3">python3 app_lexical_analy</text:span><text:span text:style-name="T4">z</text:span><text:span text:style-name="T3">er.py</text:span></text:p>
        </text:list-item>
        <text:list-item>
          <text:p text:style-name="P8"><text:span text:style-name="T6">3- Mensagens</text:span><text:span text:style-name="T5"> </text:span><text:span text:style-name="T6">de saída sem mostradas referentes aos 2</text:span><text:span text:style-name="T9">9</text:span><text:span text:style-name="T6"> arquivos de teste já disponibilizados dentro da pasta </text:span><text:span text:style-name="T3">input</text:span><text:span text:style-name="T5">. </text:span><text:span text:style-name="T7">Caso deseje adicionar mais arquivos, basta incluí-los dentro da pasta </text:span><text:span text:style-name="T11">input</text:span><text:span text:style-name="T7"> com o nome “entradaX.txt”. Sendo X um número inteir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1:16:50.164694649</meta:creation-date>
    <dc:date>2021-09-01T11:35:06.292116164</dc:date>
    <meta:editing-duration>PT18M1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40" meta:character-count="923" meta:non-whitespace-character-count="795"/>
  </office:meta>
</office:document-meta>
</file>